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2.716cm" fo:min-width="4.727cm" fo:padding-top="0.165cm" fo:padding-bottom="0.165cm" fo:padding-left="0.29cm" fo:padding-right="0.29cm" fo:wrap-option="no-wrap"/>
    </style:style>
    <style:style style:name="gr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473cm" fo:min-width="1.747cm"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473cm" fo:min-width="2.636cm" fo:padding-top="0.165cm" fo:padding-bottom="0.165cm" fo:padding-left="0.29cm" fo:padding-right="0.29cm"/>
    </style:style>
    <style:style style:name="gr4" style:family="graphic" style:parent-style-name="objectwithoutfill">
      <style:graphic-properties draw:marker-end="Arrow" draw:marker-end-width="0.3cm" draw:fill="none" draw:fill-color="#000000" draw:textarea-vertical-align="middle"/>
    </style:style>
    <style:style style:name="gr5" style:family="graphic" style:parent-style-name="standard">
      <style:graphic-properties svg:stroke-color="#000000" draw:marker-start="Arrow" draw:marker-start-width="0.3cm" draw:marker-end="Arrow" draw:marker-end-width="0.3cm" draw:fill-color="#000000" draw:textarea-vertical-align="middle"/>
    </style:style>
    <style:style style:name="gr6" style:family="graphic" style:parent-style-name="objectwithoutfill">
      <style:graphic-properties svg:stroke-color="#000000" draw:marker-end="Arrow" draw:marker-end-width="0.3cm" draw:fill="none" draw:fill-color="#000000" draw:textarea-vertical-align="middle"/>
    </style:style>
    <style:style style:name="gr7"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02cm" fo:min-width="2.803cm" fo:padding-top="0.178cm" fo:padding-bottom="0.178cm" fo:padding-left="0.303cm" fo:padding-right="0.303cm"/>
    </style:style>
    <style:style style:name="gr8"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14cm" fo:min-width="2.697cm" fo:padding-top="0.178cm" fo:padding-bottom="0.178cm" fo:padding-left="0.303cm" fo:padding-right="0.303cm"/>
    </style:style>
    <style:style style:name="gr9"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311cm" fo:min-width="2.697cm" fo:padding-top="0.178cm" fo:padding-bottom="0.178cm" fo:padding-left="0.303cm" fo:padding-right="0.303cm"/>
    </style:style>
    <style:style style:name="gr10" style:family="graphic" style:parent-style-name="standard">
      <style:graphic-properties svg:stroke-color="#000000" draw:marker-start="Circle" draw:marker-start-width="0.3cm" draw:marker-end="Arrow" draw:marker-end-width="0.3cm" draw:fill-color="#ffffff" draw:textarea-vertical-align="middle"/>
    </style:style>
    <style:style style:name="gr11" style:family="graphic" style:parent-style-name="standard">
      <style:graphic-properties draw:stroke="none" svg:stroke-color="#000000" draw:fill="none" draw:fill-color="#ffffff" fo:min-height="6.4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text-align="center"/>
    </style:style>
    <style:style style:name="P3" style:family="paragraph">
      <loext:graphic-properties draw:fill-color="#ffffff"/>
      <style:paragraph-properties fo:text-align="center"/>
    </style:style>
    <style:style style:name="P4" style:family="paragraph">
      <loext:graphic-properties draw:fill="none" draw:fill-color="#000000"/>
      <style:paragraph-properties fo:text-align="center"/>
    </style:style>
    <style:style style:name="P5" style:family="paragraph">
      <loext:graphic-properties draw:fill-color="#000000"/>
      <style:paragraph-properties fo:text-align="center"/>
    </style:style>
    <style:style style:name="P6"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3" draw:layer="layout" svg:width="8.001cm" svg:height="4.572cm" svg:x="6.334cm" svg:y="1.254cm">
          <text:p text:style-name="P1">Public User</text:p>
          <text:p text:style-name="P2">Access</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draw:layer="layout" svg:width="2.413cm" svg:height="0.889cm" svg:x="9.001cm" svg:y="7.35cm">
          <text:p text:style-name="P2">a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3.302cm" svg:height="0.889cm" svg:x="11.287cm" svg:y="9.128cm">
          <text:p text:style-name="P2">athenaeu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2.413cm" svg:height="0.889cm" svg:x="5.953cm" svg:y="9.128cm">
          <text:p text:style-name="P2">libra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4" draw:layer="layout" svg:x1="8.112cm" svg:y1="5.699cm" svg:x2="7.223cm" svg:y2="8.874cm">
          <text:p/>
        </draw:line>
        <draw:line draw:style-name="gr4" draw:text-style-name="P4" draw:layer="layout" svg:x1="10.144cm" svg:y1="6.08cm" svg:x2="10.144cm" svg:y2="7.223cm">
          <text:p/>
        </draw:line>
        <draw:custom-shape draw:style-name="gr2" draw:text-style-name="P3" draw:layer="layout" svg:width="2.413cm" svg:height="0.889cm" svg:x="15.986cm" svg:y="7.35cm">
          <text:p text:style-name="P2">pir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2.413cm" svg:height="0.889cm" svg:x="2.524cm" svg:y="7.223cm">
          <text:p text:style-name="P2">dyni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4" draw:layer="layout" svg:x1="6.588cm" svg:y1="4.937cm" svg:x2="3.794cm" svg:y2="6.969cm">
          <text:p/>
        </draw:line>
        <draw:line draw:style-name="gr4" draw:text-style-name="P4" draw:layer="layout" svg:x1="13.954cm" svg:y1="4.429cm" svg:x2="16.24cm" svg:y2="7.223cm">
          <text:p/>
        </draw:line>
        <draw:line draw:style-name="gr5" draw:text-style-name="P5" draw:layer="layout" svg:x1="11.668cm" svg:y1="7.858cm" svg:x2="15.478cm" svg:y2="7.858cm">
          <text:p/>
        </draw:line>
        <draw:line draw:style-name="gr5" draw:text-style-name="P5" draw:layer="layout" svg:x1="5.318cm" svg:y1="7.731cm" svg:x2="8.62cm" svg:y2="7.731cm">
          <text:p/>
        </draw:line>
        <draw:line draw:style-name="gr6" draw:text-style-name="P4" draw:layer="layout" svg:x1="8.874cm" svg:y1="8.239cm" svg:x2="7.731cm" svg:y2="8.874cm">
          <text:p/>
        </draw:line>
        <draw:line draw:style-name="gr6" draw:text-style-name="P4" draw:layer="layout" svg:x1="9.89cm" svg:y1="8.493cm" svg:x2="9.89cm" svg:y2="9.128cm">
          <text:p/>
        </draw:line>
        <draw:line draw:style-name="gr6" draw:text-style-name="P4" draw:layer="layout" svg:x1="11.414cm" svg:y1="8.493cm" svg:x2="12.557cm" svg:y2="9.001cm">
          <text:p/>
        </draw:line>
        <draw:custom-shape draw:style-name="gr7" draw:text-style-name="P3" draw:layer="layout" svg:width="3.302cm" svg:height="2.032cm" svg:x="1.762cm" svg:y="12.43cm">
          <text:p text:style-name="P2">‘user’</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3" draw:layer="layout" svg:width="3.302cm" svg:height="2.032cm" svg:x="3.286cm" svg:y="15.224cm">
          <text:p text:style-name="P2">‘pag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3" draw:layer="layout" svg:width="3.302cm" svg:height="2.667cm" svg:x="6.461cm" svg:y="17.764cm">
          <text:p text:style-name="P2">‘edit’</text:p>
          <text:p text:style-name="P2">‘config’</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3" draw:layer="layout" svg:width="3.302cm" svg:height="2.032cm" svg:x="10.906cm" svg:y="17.129cm">
          <text:p text:style-name="P2">‘backup’</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3" draw:layer="layout" svg:width="3.302cm" svg:height="2.032cm" svg:x="13.827cm" svg:y="14.716cm">
          <text:p text:style-name="P2">‘content’</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3" draw:layer="layout" svg:x1="3.54cm" svg:y1="8.366cm" svg:x2="3.54cm" svg:y2="12.049cm">
          <text:p/>
        </draw:line>
        <draw:line draw:style-name="gr10" draw:text-style-name="P3" draw:layer="layout" svg:x1="6.969cm" svg:y1="10.398cm" svg:x2="5.699cm" svg:y2="14.843cm">
          <text:p/>
        </draw:line>
        <draw:line draw:style-name="gr10" draw:text-style-name="P3" draw:layer="layout" svg:x1="9.128cm" svg:y1="8.366cm" svg:x2="8.239cm" svg:y2="17.383cm">
          <text:p/>
        </draw:line>
        <draw:custom-shape draw:style-name="gr2" draw:text-style-name="P3" draw:layer="layout" svg:width="2.413cm" svg:height="0.889cm" svg:x="8.62cm" svg:y="9.128cm">
          <text:p text:style-name="P2">li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3.302cm" svg:height="2.032cm" svg:x="15.605cm" svg:y="11.287cm">
          <text:p text:style-name="P2">‘profil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3" draw:layer="layout" svg:x1="10.525cm" svg:y1="10.398cm" svg:x2="11.795cm" svg:y2="17.002cm">
          <text:p/>
        </draw:line>
        <draw:line draw:style-name="gr10" draw:text-style-name="P3" draw:layer="layout" svg:x1="13.065cm" svg:y1="10.525cm" svg:x2="14.208cm" svg:y2="14.462cm">
          <text:p/>
        </draw:line>
        <draw:line draw:style-name="gr10" draw:text-style-name="P3" draw:layer="layout" svg:x1="17.129cm" svg:y1="8.62cm" svg:x2="17.129cm" svg:y2="10.779cm">
          <text:p/>
        </draw:line>
        <draw:frame draw:style-name="gr11" draw:text-style-name="P6" draw:layer="layout" svg:width="19.05cm" svg:height="6.65cm" svg:x="1.254cm" svg:y="20.812cm">
          <draw:text-box>
            <text:p>-----------------------------------------------------</text:p>
            <text:p>Corporation: athenaeum</text:p>
            <text:p>Leader: meta</text:p>
            <text:p>Members: members of APL service</text:p>
            <text:p>-----------------------------------------------------</text:p>
            <text:p>Corporation: dynix</text:p>
            <text:p>Leader: pira / claire</text:p>
            <text:p>Members: administrators of APL service</text:p>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3T12:18:18.293000000</meta:creation-date>
    <dc:date>2018-12-10T22:23:47.853000000</dc:date>
    <meta:editing-duration>PT16M9S</meta:editing-duration>
    <meta:editing-cycles>4</meta:editing-cycles>
    <meta:generator>LibreOffice/6.1.0.3$Windows_X86_64 LibreOffice_project/efb621ed25068d70781dc026f7e9c5187a4decd1</meta:generator>
    <meta:document-statistic meta:object-count="29"/>
  </office:meta>
</office:document-meta>
</file>